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NC 2012</text:p>
      <text:p text:style-name="Standard">Programming Languages</text:p>
      <text:p text:style-name="Standard">Professor Sherri Shulman</text:p>
      <text:p text:style-name="Standard">Homework 1</text:p>
      <text:p text:style-name="Standard">Owen Meyer</text:p>
      <text:p text:style-name="Standard"/>
      <text:p text:style-name="Standard"/>
      <text:p text:style-name="Standard">1.1)</text:p>
      <text:p text:style-name="Standard">a.<text:tab/>Eiffel is an object oriented language designed by Bertrand Meyer. <text:s/>Implements garbage collection, inheritance, static typing (where even the primitive types are class based), as well as other features. <text:s/>Eiffel focuses on readability with simple, extensible, reusable coding solutions. <text:s/>It has introduced features into Java and C# languages.</text:p>
      <text:p text:style-name="Standard"/>
      <text:p text:style-name="Standard">b.</text:p>
      <text:p text:style-name="Standard"><text:tab/>Perl was invented by Larry Wall in '87 for general purpose Unix scripting. <text:s/>Perl was influenced by Smalltalk, C++, Unix Shell and others. <text:s/>It provides powerful tools for text processing and is fairly popular for internet programming tasks including sys-admin and network programming. <text:s/>It is not strictly OO, imperative, or functional, but supports all these paradigms. <text:s/>It has had influence on Python, Ruby, PowerShell and others.</text:p>
      <text:p text:style-name="Standard"/>
      <text:p text:style-name="Standard">c.</text:p>
      <text:p text:style-name="Standard"><text:tab/>Python is a popular multi-paradigm language supporting OO, imperative and functional styles. <text:s/>It was developed by Guido Van Rossom in the early '90's. <text:s/>It has taken inspiration from C++, Java, Hakell (yay!) and others. <text:s/>It is the scripting language of the popular free 3-D modeling and animation suite Blender. <text:s/>It focuses on sparse uncluttered style of coding (using indentation instead of brackets for example). <text:s/>Python has had influence on Groovy, Ruby, JavaScript and others. <text:s/>It comes with a large standard library, providing tools suited for a wide range of applications.</text:p>
      <text:p text:style-name="Standard"/>
      <text:p text:style-name="Standard">1.2)</text:p>
      <text:p text:style-name="Standard">public class B {</text:p>
      <text:p text:style-name="Standard"><text:tab/>private double b;</text:p>
      <text:p text:style-name="Standard">…</text:p>
      <text:p text:style-name="Standard"/>
      <text:p text:style-name="Standard">vs.</text:p>
      <text:p text:style-name="Standard">public class BankAccount {</text:p>
      <text:p text:style-name="Standard"><text:tab/>private double balance;</text:p>
      <text:p text:style-name="Standard"/>
      <text:p text:style-name="Standard">1.3)</text:p>
      <text:p text:style-name="Standard">a.</text:p>
      <text:p text:style-name="Standard"/>
      <text:p text:style-name="Standard">b.</text:p>
      <text:p text:style-name="Standard"><text:tab/>It seems like he is saying that no matter how well designed a language is, the craft of computer programming is complex enough an endeavor that there is an endless supply of opportunities to perform given tasks incorrectly. <text:s/>For example by analogy, in construction there are building systems that are seemingly very simple to execute. <text:s/>However, it is just as easy to build incorrectly with these systems as it is to build correctly.</text:p>
      <text:p text:style-name="Standard"/>
      <text:p text:style-name="Standard">1.10)</text:p>
      <text:p text:style-name="Standard">Haskell vs. Java (you know who I pick; I'm just biased that way..)</text:p>
      <text:p text:style-name="Standard"><text:soft-page-break/></text:p>
      <text:p text:style-name="Standard">Simplicity/ readability:</text:p>
      <text:p text:style-name="Standard"><text:tab/>Haskell is very elegant and easy to read. <text:s/>Of course to the extreme newbie, it seems confusing, but once the initial curve is overcome, the code practically documents itself due to it's elegant structure.</text:p>
      <text:p text:style-name="Standard"><text:tab/>Java is also easy to read although not nearly as beautiful.</text:p>
      <text:p text:style-name="Standard"/>
      <text:p text:style-name="Standard">Clarity about binding:</text:p>
      <text:p text:style-name="Standard"/>
      <text:p text:style-name="Standard"><text:tab/>Haskell is crystal clear on this issue, though when monads get into the mix, they introduce bindings that are not easy to understand at first. <text:s/>They become fairly clear with experience.</text:p>
      <text:p text:style-name="Standard"><text:tab/>Java I suppose can be a bit more opaque in some areas though my experience hasn't really delved that deeply into that nature of bindings in Java.</text:p>
      <text:p text:style-name="Standard"/>
      <text:p text:style-name="Standard">Reliabilty:</text:p>
      <text:p text:style-name="Standard"><text:tab/>Haskell is always there for me.</text:p>
      <text:p text:style-name="Standard"/>
      <text:p text:style-name="Standard"><text:tab/>Java is fickle and can be moody when it doesn't feel real.</text:p>
      <text:p text:style-name="Standard"/>
      <text:p text:style-name="Standard">Support:</text:p>
      <text:p text:style-name="Standard"><text:tab/>Haskell has lots of great material online for many questions. <text:s/>I have had trouble from time to time finding answers to some questions.</text:p>
      <text:p text:style-name="Standard"><text:tab/>Java is ubiquitous. <text:s/>There are hoards of online heroes waiting around the clock to answer your questions.</text:p>
      <text:p text:style-name="Standard"/>
      <text:p text:style-name="Standard">Abstraction:</text:p>
      <text:p text:style-name="Standard"><text:tab/>Haskell rules the underworld here. <text:s/>So easy to define abstract data structures and functionality.</text:p>
      <text:p text:style-name="Standard"><text:tab/>Java comes with an enormous library of reusable features. <text:s/>One can get lost in there and never come out.</text:p>
      <text:p text:style-name="Standard"/>
      <text:p text:style-name="Standard">Orthogonality:</text:p>
      <text:p text:style-name="Standard"><text:tab/>Haskell is built up from very simple components and is highly versatile in it's ability to combine them in an endless array of pearls of wonder.</text:p>
      <text:p text:style-name="Standard"><text:tab/>Java has implemented many features that Haskell naturally displays (such as closures) however, as complexity grows, some of these features are trickier to utilize.</text:p>
      <text:p text:style-name="Standard"/>
      <text:p text:style-name="Standard">Efficiency:</text:p>
      <text:p text:style-name="Standard"><text:tab/>One must learn how to code for efficiency in Hskell as it is not obvious to the newbie. <text:s/>However, it holds a great power towards efficient computation including (so I have read) naturally implementing concurrency (with monads!).</text:p>
      <text:p text:style-name="Standard"><text:tab/>Java is pretty amazing considering it is running on a virtual machine (though this makes it feel moody sometime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wen meyer</meta:initial-creator>
    <meta:creation-date>2012-09-30T17:51:55.76</meta:creation-date>
    <dc:date>2012-09-30T19:41:48.25</dc:date>
    <dc:creator>owen meyer</dc:creator>
    <meta:editing-duration>PT1H19M20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2" meta:paragraph-count="45" meta:word-count="636" meta:character-count="3924"/>
  </office:meta>
</office:document-meta>
</file>